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_20__28_var_29_" svg:stroke-width="0.028cm" draw:marker-start-width="0.242cm" draw:marker-end-width="0.242cm" draw:opacity="0%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1" style:family="graphic" style:parent-style-name="standard">
      <style:graphic-properties draw:stroke="dash" draw:stroke-dash="Fine_20_Dashed_20__28_var_29_" draw:opacity="0%" draw:textarea-vertical-align="middle"/>
    </style:style>
    <style:style style:name="P1" style:family="paragraph">
      <style:text-properties style:text-underline-style="none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style-name="Italic" style:font-family-generic="swiss" style:font-pitch="variable"/>
    </style:style>
    <style:style style:name="T1" style:family="text">
      <style:text-properties style:text-underline-style="none"/>
    </style:style>
    <style:style style:name="T2" style:family="text">
      <style:text-properties fo:font-family="Arial" style:font-style-name="Italic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9cm" svg:height="1.216cm" svg:x="6.686cm" svg:y="4.483cm">
          <draw:text-box>
            <text:p text:style-name="P1"><text:span text:style-name="T1">Project Listing</text:span></text:p>
          </draw:text-box>
        </draw:frame>
        <draw:frame draw:style-name="gr2" draw:layer="layout" svg:width="5.76cm" svg:height="0.962cm" svg:x="6.305cm" svg:y="11.087cm">
          <draw:text-box>
            <text:p>Project Dashboard</text:p>
          </draw:text-box>
        </draw:frame>
        <draw:frame draw:style-name="gr3" draw:layer="layout" svg:width="3.326cm" svg:height="0.962cm" svg:x="7.393cm" svg:y="17.329cm">
          <draw:text-box>
            <text:p>Scenarios</text:p>
          </draw:text-box>
        </draw:frame>
        <draw:frame draw:style-name="gr2" draw:layer="layout" svg:width="4.49cm" svg:height="0.962cm" svg:x="11.43cm" svg:y="7.858cm">
          <draw:text-box>
            <text:p>Create project</text:p>
          </draw:text-box>
        </draw:frame>
        <draw:frame draw:style-name="gr2" draw:layer="layout" svg:width="4.985cm" svg:height="0.962cm" svg:x="11.176cm" svg:y="14.589cm">
          <draw:text-box>
            <text:p>Create scenario</text:p>
          </draw:text-box>
        </draw:frame>
        <draw:line draw:style-name="gr4" draw:text-style-name="P2" draw:layer="layout" svg:x1="6.604cm" svg:y1="5.572cm" svg:x2="11.303cm" svg:y2="5.572cm">
          <text:p/>
        </draw:line>
        <draw:line draw:style-name="gr4" draw:text-style-name="P2" draw:layer="layout" svg:x1="6.45cm" svg:y1="12.149cm" svg:x2="11.911cm" svg:y2="12.149cm">
          <text:p/>
        </draw:line>
        <draw:line draw:style-name="gr5" draw:text-style-name="P2" draw:layer="layout" svg:x1="7.112cm" svg:y1="6.08cm" svg:x2="7.112cm" svg:y2="10.652cm">
          <text:p/>
        </draw:line>
        <draw:frame draw:style-name="gr6" draw:text-style-name="P3" draw:layer="layout" svg:width="1.526cm" svg:height="0.962cm" svg:x="5.334cm" svg:y="7.477cm">
          <draw:text-box>
            <text:p><text:span text:style-name="T2">edit</text:span></text:p>
          </draw:text-box>
        </draw:frame>
        <draw:line draw:style-name="gr7" draw:text-style-name="P2" draw:layer="layout" svg:x1="11.557cm" svg:y1="5.953cm" svg:x2="13.335cm" svg:y2="7.731cm">
          <text:p/>
        </draw:line>
        <draw:frame draw:style-name="gr2" draw:layer="layout" svg:width="2.267cm" svg:height="0.962cm" svg:x="12.592cm" svg:y="6.08cm">
          <draw:text-box>
            <text:p>create</text:p>
          </draw:text-box>
        </draw:frame>
        <draw:rect draw:style-name="gr8" draw:text-style-name="P2" draw:layer="layout" svg:width="4.572cm" svg:height="1.143cm" svg:x="11.303cm" svg:y="7.858cm">
          <text:p/>
        </draw:rect>
        <draw:line draw:style-name="gr7" draw:text-style-name="P2" draw:layer="layout" svg:x1="13.235cm" svg:y1="9.346cm" svg:x2="12.092cm" svg:y2="10.87cm">
          <text:p/>
        </draw:line>
        <draw:frame draw:style-name="gr3" draw:layer="layout" svg:width="2.585cm" svg:height="0.962cm" svg:x="12.827cm" svg:y="9.89cm">
          <draw:text-box>
            <text:p>confirm</text:p>
          </draw:text-box>
        </draw:frame>
        <draw:line draw:style-name="gr4" draw:text-style-name="P2" draw:layer="layout" svg:x1="6.747cm" svg:y1="18.291cm" svg:x2="11.838cm" svg:y2="18.291cm">
          <text:p/>
        </draw:line>
        <draw:frame draw:style-name="gr9" draw:layer="layout" svg:width="2.373cm" svg:height="0.962cm" svg:x="6.571cm" svg:y="18.372cm">
          <draw:text-box>
            <text:p>results</text:p>
          </draw:text-box>
        </draw:frame>
        <draw:frame draw:style-name="gr2" draw:layer="layout" svg:width="1.526cm" svg:height="0.962cm" svg:x="10.439cm" svg:y="18.345cm">
          <draw:text-box>
            <text:p>edit</text:p>
          </draw:text-box>
        </draw:frame>
        <draw:line draw:style-name="gr5" draw:text-style-name="P2" draw:layer="layout" svg:x1="7.112cm" svg:y1="12.557cm" svg:x2="7.112cm" svg:y2="17.764cm">
          <text:p/>
        </draw:line>
        <draw:frame draw:style-name="gr2" draw:layer="layout" svg:width="1.526cm" svg:height="0.962cm" svg:x="5.332cm" svg:y="14.208cm">
          <draw:text-box>
            <text:p>edit</text:p>
          </draw:text-box>
        </draw:frame>
        <draw:line draw:style-name="gr5" draw:text-style-name="P2" draw:layer="layout" svg:x1="11.811cm" svg:y1="12.811cm" svg:x2="13.462cm" svg:y2="14.716cm">
          <text:p/>
        </draw:line>
        <draw:frame draw:style-name="gr2" draw:layer="layout" svg:width="2.267cm" svg:height="0.962cm" svg:x="12.719cm" svg:y="12.992cm">
          <draw:text-box>
            <text:p>create</text:p>
          </draw:text-box>
        </draw:frame>
        <draw:line draw:style-name="gr4" draw:text-style-name="P2" draw:layer="layout" svg:x1="11.43cm" svg:y1="15.605cm" svg:x2="16.002cm" svg:y2="15.605cm">
          <text:p/>
        </draw:line>
        <draw:line draw:style-name="gr7" draw:text-style-name="P2" draw:layer="layout" svg:x1="12.446cm" svg:y1="16.367cm" svg:x2="11.303cm" svg:y2="17.891cm">
          <text:p/>
        </draw:line>
        <draw:frame draw:style-name="gr3" draw:layer="layout" svg:width="2.585cm" svg:height="0.962cm" svg:x="12.038cm" svg:y="16.911cm">
          <draw:text-box>
            <text:p>confirm</text:p>
          </draw:text-box>
        </draw:frame>
        <draw:line draw:style-name="gr5" draw:text-style-name="P2" draw:layer="layout" svg:x1="15.748cm" svg:y1="15.986cm" svg:x2="15.748cm" svg:y2="18.526cm">
          <text:p/>
        </draw:line>
        <draw:frame draw:style-name="gr2" draw:text-style-name="P2" draw:layer="layout" svg:width="2.902cm" svg:height="1.673cm" svg:x="14.351cm" svg:y="19.012cm">
          <draw:text-box>
            <text:p text:style-name="P2">Base</text:p>
            <text:p text:style-name="P2">scenario</text:p>
          </draw:text-box>
        </draw:frame>
        <draw:rect draw:style-name="gr8" draw:text-style-name="P2" draw:layer="layout" svg:width="3.556cm" svg:height="2.286cm" svg:x="14.097cm" svg:y="18.78cm">
          <text:p/>
        </draw:rect>
        <draw:frame draw:style-name="gr2" draw:layer="layout" svg:width="2.551cm" svg:height="0.962cm" svg:x="15.975cm" svg:y="16.748cm">
          <draw:text-box>
            <text:p>choose</text:p>
          </draw:text-box>
        </draw:frame>
        <draw:frame draw:style-name="gr2" draw:text-style-name="P2" draw:layer="layout" svg:width="5.197cm" svg:height="1.673cm" svg:x="8.366cm" svg:y="1.74cm">
          <draw:text-box>
            <text:p text:style-name="P2">John Wayne </text:p>
            <text:p text:style-name="P2">navigational flow</text:p>
          </draw:text-box>
        </draw:frame>
        <draw:frame draw:style-name="gr10" draw:layer="layout" svg:width="1.772cm" svg:height="0.962cm" svg:x="2.23cm" svg:y="20.277cm">
          <draw:text-box>
            <text:p>view</text:p>
          </draw:text-box>
        </draw:frame>
        <draw:line draw:style-name="gr4" draw:text-style-name="P2" draw:layer="layout" svg:x1="2.13cm" svg:y1="21.085cm" svg:x2="4.162cm" svg:y2="21.085cm">
          <text:p/>
        </draw:line>
        <draw:frame draw:style-name="gr2" draw:layer="layout" svg:width="2.462cm" svg:height="0.962cm" svg:x="4.943cm" svg:y="20.304cm">
          <draw:text-box>
            <text:p>= page</text:p>
          </draw:text-box>
        </draw:frame>
        <draw:frame draw:style-name="gr10" draw:layer="layout" svg:width="1.772cm" svg:height="0.962cm" svg:x="2.285cm" svg:y="21.593cm">
          <draw:text-box>
            <text:p>view</text:p>
          </draw:text-box>
        </draw:frame>
        <draw:line draw:style-name="gr4" draw:text-style-name="P2" draw:layer="layout" svg:x1="1.685cm" svg:y1="22.501cm" svg:x2="4.651cm" svg:y2="22.501cm">
          <text:p/>
        </draw:line>
        <draw:frame draw:style-name="gr2" draw:layer="layout" svg:width="5.654cm" svg:height="1.673cm" svg:x="4.998cm" svg:y="21.82cm">
          <draw:text-box>
            <text:p>= page with sub </text:p>
            <text:p><text:s text:c="3"/>views or “states”</text:p>
          </draw:text-box>
        </draw:frame>
        <draw:frame draw:style-name="gr2" draw:layer="layout" svg:width="1.526cm" svg:height="0.962cm" svg:x="1.347cm" svg:y="22.582cm">
          <draw:text-box>
            <text:p>edit</text:p>
          </draw:text-box>
        </draw:frame>
        <draw:frame draw:style-name="gr2" draw:layer="layout" svg:width="2.373cm" svg:height="0.962cm" svg:x="2.973cm" svg:y="22.582cm">
          <draw:text-box>
            <text:p>results</text:p>
          </draw:text-box>
        </draw:frame>
        <draw:line draw:style-name="gr5" draw:text-style-name="P2" draw:layer="layout" svg:x1="1.762cm" svg:y1="24.641cm" svg:x2="4.683cm" svg:y2="24.641cm">
          <text:p/>
        </draw:line>
        <draw:frame draw:style-name="gr2" draw:layer="layout" svg:width="1.526cm" svg:height="0.962cm" svg:x="2.524cm" svg:y="23.879cm">
          <draw:text-box>
            <text:p>edit</text:p>
          </draw:text-box>
        </draw:frame>
        <draw:frame draw:style-name="gr2" draw:layer="layout" svg:width="4.155cm" svg:height="0.962cm" svg:x="4.943cm" svg:y="24.133cm">
          <draw:text-box>
            <text:p>= user action</text:p>
          </draw:text-box>
        </draw:frame>
        <draw:rect draw:style-name="gr11" draw:text-style-name="P2" draw:layer="layout" svg:width="2.921cm" svg:height="1.175cm" svg:x="1.843cm" svg:y="25.432cm">
          <text:p/>
        </draw:rect>
        <draw:frame draw:style-name="gr2" draw:layer="layout" svg:width="2.233cm" svg:height="0.962cm" svg:x="2.305cm" svg:y="25.567cm">
          <draw:text-box>
            <text:p>modal</text:p>
          </draw:text-box>
        </draw:frame>
        <draw:frame draw:style-name="gr2" draw:layer="layout" svg:width="2.78cm" svg:height="0.962cm" svg:x="4.943cm" svg:y="25.559cm">
          <draw:text-box>
            <text:p>= mod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4-10-16T07:03:21</meta:creation-date>
    <dc:date>2014-10-16T07:28:47</dc:date>
    <dc:creator>Mark Gable</dc:creator>
    <meta:editing-duration>PT10M5S</meta:editing-duration>
    <meta:editing-cycles>1</meta:editing-cycles>
    <meta:document-statistic meta:object-count="43"/>
    <meta:generator>OpenOffice/4.1.1$Unix OpenOffice.org_project/411m6$Build-9775</meta:generator>
  </office:meta>
</office:document-meta>
</file>